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"/>
    <style:font-face style:name="Liberation Mono" svg:font-family="'Liberation Mono'" style:font-family-generic="modern" style:font-pitch="fixed"/>
    <style:font-face style:name="MingLiU" svg:font-family="MingLiU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24706" officeooo:paragraph-rsid="002993b5" style:font-weight-asian="bold" style:font-weight-complex="bold"/>
    </style:style>
    <style:style style:name="P2" style:family="paragraph" style:parent-style-name="Standard">
      <style:text-properties officeooo:rsid="00024706" officeooo:paragraph-rsid="002993b5"/>
    </style:style>
    <style:style style:name="P3" style:family="paragraph" style:parent-style-name="Standard">
      <style:text-properties officeooo:rsid="00115ef6" officeooo:paragraph-rsid="002993b5"/>
    </style:style>
    <style:style style:name="P4" style:family="paragraph" style:parent-style-name="Standard">
      <style:text-properties officeooo:rsid="002a2284" officeooo:paragraph-rsid="002a2284"/>
    </style:style>
    <style:style style:name="P5" style:family="paragraph" style:parent-style-name="Standard">
      <style:text-properties fo:font-size="15pt" fo:font-weight="bold" officeooo:rsid="00024706" officeooo:paragraph-rsid="002993b5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4bcc1d" officeooo:paragraph-rsid="007b4fc7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804a5c" officeooo:paragraph-rsid="00804a5c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rsid="006a8fdb" officeooo:paragraph-rsid="006f1b18"/>
    </style:style>
    <style:style style:name="P9" style:family="paragraph" style:parent-style-name="Standard">
      <style:text-properties officeooo:rsid="007b4fc7" officeooo:paragraph-rsid="007b4fc7"/>
    </style:style>
    <style:style style:name="P10" style:family="paragraph" style:parent-style-name="Standard">
      <style:text-properties officeooo:paragraph-rsid="008cc8ff"/>
    </style:style>
    <style:style style:name="P11" style:family="paragraph" style:parent-style-name="Standard">
      <style:text-properties officeooo:rsid="008ed686" officeooo:paragraph-rsid="008ed686"/>
    </style:style>
    <style:style style:name="P12" style:family="paragraph" style:parent-style-name="Standard" style:list-style-name="L1">
      <style:text-properties officeooo:paragraph-rsid="0090b5d5"/>
    </style:style>
    <style:style style:name="P13" style:family="paragraph" style:parent-style-name="Standard" style:list-style-name="L1">
      <style:text-properties officeooo:paragraph-rsid="009364e7"/>
    </style:style>
    <style:style style:name="P14" style:family="paragraph" style:parent-style-name="Standard" style:list-style-name="L1">
      <style:text-properties officeooo:paragraph-rsid="00945964"/>
    </style:style>
    <style:style style:name="P15" style:family="paragraph" style:parent-style-name="Standard" style:list-style-name="L1">
      <style:text-properties officeooo:paragraph-rsid="00974d3e"/>
    </style:style>
    <style:style style:name="P16" style:family="paragraph" style:parent-style-name="Standard" style:list-style-name="L1">
      <style:text-properties officeooo:rsid="00804a5c" officeooo:paragraph-rsid="00804a5c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90b5d5" officeooo:paragraph-rsid="0090b5d5" style:font-weight-asian="bold" style:font-weight-complex="bold"/>
    </style:style>
    <style:style style:name="P18" style:family="paragraph" style:parent-style-name="Standard" style:list-style-name="L1">
      <style:text-properties officeooo:rsid="009364e7" officeooo:paragraph-rsid="009364e7"/>
    </style:style>
    <style:style style:name="P19" style:family="paragraph" style:parent-style-name="Standard">
      <style:text-properties officeooo:paragraph-rsid="006f1b18"/>
    </style:style>
    <style:style style:name="P20" style:family="paragraph" style:parent-style-name="Preformatted_20_Text" style:list-style-name="L1">
      <style:text-properties officeooo:paragraph-rsid="00974d3e"/>
    </style:style>
    <style:style style:name="P21" style:family="paragraph" style:parent-style-name="Preformatted_20_Text" style:list-style-name="L1">
      <style:text-properties officeooo:paragraph-rsid="00992f30"/>
    </style:style>
    <style:style style:name="P22" style:family="paragraph" style:parent-style-name="Preformatted_20_Text" style:list-style-name="L1" style:master-page-name="">
      <loext:graphic-properties draw:fill="none"/>
      <style:paragraph-properties fo:margin-left="0.5618in" fo:margin-right="0in" fo:margin-top="0in" fo:margin-bottom="0in" loext:contextual-spacing="false" fo:text-indent="-0.3118in" style:auto-text-indent="false" style:page-number="auto" fo:background-color="transparent"/>
      <style:text-properties officeooo:paragraph-rsid="00992f30"/>
    </style:style>
    <style:style style:name="T1" style:family="text">
      <style:text-properties officeooo:rsid="002993b5"/>
    </style:style>
    <style:style style:name="T2" style:family="text">
      <style:text-properties fo:color="#000000" style:font-name="Menlo" fo:font-size="9pt"/>
    </style:style>
    <style:style style:name="T3" style:family="text">
      <style:text-properties fo:color="#000000" style:font-name="Menlo" fo:font-size="9pt" officeooo:rsid="008ed686"/>
    </style:style>
    <style:style style:name="T4" style:family="text">
      <style:text-properties fo:color="#000000" style:font-name="Menlo" fo:font-size="9pt" officeooo:rsid="0090b5d5"/>
    </style:style>
    <style:style style:name="T5" style:family="text">
      <style:text-properties fo:color="#000000" style:font-name="Menlo" fo:font-size="9pt" officeooo:rsid="009195c9"/>
    </style:style>
    <style:style style:name="T6" style:family="text">
      <style:text-properties fo:color="#000000" style:font-name="Menlo" fo:font-size="9pt" officeooo:rsid="009364e7"/>
    </style:style>
    <style:style style:name="T7" style:family="text">
      <style:text-properties fo:color="#000000" style:font-name="Menlo" fo:font-size="9pt" officeooo:rsid="00945964"/>
    </style:style>
    <style:style style:name="T8" style:family="text">
      <style:text-properties fo:color="#000000" style:font-name="Menlo" fo:font-size="9pt" officeooo:rsid="00974d3e"/>
    </style:style>
    <style:style style:name="T9" style:family="text">
      <style:text-properties fo:color="#000000" style:font-name="Liberation Serif" fo:font-size="9pt" officeooo:rsid="00983077"/>
    </style:style>
    <style:style style:name="T10" style:family="text">
      <style:text-properties fo:color="#000000" style:font-name="Liberation Serif" fo:font-size="9pt" officeooo:rsid="00992f30"/>
    </style:style>
    <style:style style:name="T11" style:family="text">
      <style:text-properties officeooo:rsid="007b4fc7"/>
    </style:style>
    <style:style style:name="T12" style:family="text">
      <style:text-properties fo:color="#008000" style:font-name="Menlo" fo:font-size="9pt" fo:font-weight="bold"/>
    </style:style>
    <style:style style:name="T13" style:family="text">
      <style:text-properties fo:color="#008000" style:font-name="Menlo" fo:font-size="9pt" fo:font-weight="bold" officeooo:rsid="00974d3e"/>
    </style:style>
    <style:style style:name="T14" style:family="text">
      <style:text-properties officeooo:rsid="008ed686"/>
    </style:style>
    <style:style style:name="T15" style:family="text">
      <style:text-properties officeooo:rsid="0090b5d5"/>
    </style:style>
    <style:style style:name="T16" style:family="text">
      <style:text-properties officeooo:rsid="009195c9"/>
    </style:style>
    <style:style style:name="T17" style:family="text">
      <style:text-properties officeooo:rsid="009364e7"/>
    </style:style>
    <style:style style:name="T18" style:family="text">
      <style:text-properties officeooo:rsid="00945964"/>
    </style:style>
    <style:style style:name="T19" style:family="text">
      <style:text-properties officeooo:rsid="00974d3e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officeooo:rsid="00974d3e"/>
    </style:style>
    <style:style style:name="T22" style:family="text">
      <style:text-properties style:font-name="Liberation Serif" officeooo:rsid="00983077"/>
    </style:style>
    <style:style style:name="T23" style:family="text">
      <style:text-properties fo:color="#94558d" style:font-name="Liberation Serif" fo:font-size="9pt" officeooo:rsid="0098307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ZOP <text:span text:style-name="T1">SPECIFICATION</text:span></text:p>
      <text:p text:style-name="P17">UNDO IMPLEMENTATION</text:p>
      <text:p text:style-name="P1"/>
      <text:p text:style-name="P3">Level: <text:span text:style-name="T11">3</text:span></text:p>
      <text:p text:style-name="P2">Version: 0.1 (under initial construction)</text:p>
      <text:p text:style-name="P2"/>
      <text:p text:style-name="P5">OVERVIEW</text:p>
      <text:p text:style-name="P9">This document explains <text:span text:style-name="T15">details of how undo and redo are implemented. (Incomplete)</text:span></text:p>
      <text:p text:style-name="P9"/>
      <text:p text:style-name="P10"/>
      <text:p text:style-name="P4"/>
      <text:p text:style-name="P6"/>
      <text:p text:style-name="P7"><text:span text:style-name="T15">EXECUTING UNDO: </text:span>PROGRAM FLOW</text:p>
      <text:list xml:id="list3460211432" text:style-name="L1">
        <text:list-item>
          <text:p text:style-name="P16">The user <text:span text:style-name="T15">requests Undo of a data change from the Edit menu or the Undo button in the control panel.</text:span></text:p>
        </text:list-item>
        <text:list-item>
          <text:p text:style-name="P12"><text:span text:style-name="T15">The menu event or button event launches </text:span><text:span text:style-name="T2">OnUndoRequest</text:span><text:span text:style-name="T4">()</text:span><text:span text:style-name="T15"> in module controlframe.</text:span></text:p>
        </text:list-item>
        <text:list-item>
          <text:p text:style-name="P12"><text:span text:style-name="T15">This calls </text:span><text:span text:style-name="T2">HandleUndoRequest</text:span><text:span text:style-name="T4">()</text:span><text:span text:style-name="T15"> in module undo.</text:span></text:p>
        </text:list-item>
        <text:list-item>
          <text:p text:style-name="P12"><text:span text:style-name="T4">HandleUndoRequest()</text:span><text:span text:style-name="T15"> calls the undo handler for each chained undo record in Proj.UndoList, and adds a corresponding record to Proj.RedoList to allow the action to be redone if the user requests it. By convention (but not by requirement), undo handlers are callables whose names end in _Undo. As an example, changing a numerical value in a Fault Tree is handled by </text:span><text:span text:style-name="T2">ChangeTextInValueField_Undo</text:span><text:span text:style-name="T5">()</text:span><text:span text:style-name="T16"> in module faulttree.</text:span></text:p>
        </text:list-item>
        <text:list-item>
          <text:p text:style-name="P18">The undo handler needs to take 3 actions:</text:p>
          <text:list>
            <text:list-item>
              <text:p text:style-name="P18">restore the data set to its previous condition</text:p>
            </text:list-item>
            <text:list-item>
              <text:p text:style-name="P13"><text:span text:style-name="T17">call a function to redraw the affected Viewport(s); in this case, FTObjectInCore.</text:span><text:span text:style-name="T2">RedrawAfterUndoOrRedo</text:span><text:span text:style-name="T6">()</text:span><text:span text:style-name="T17"> . See below.</text:span></text:p>
            </text:list-item>
            <text:list-item>
              <text:p text:style-name="P14"><text:span text:style-name="T18">call </text:span><text:span text:style-name="T2">SaveOnFly</text:span><text:span text:style-name="T7">()</text:span><text:span text:style-name="T18"> in module projects, to store the data change in the project file.</text:span></text:p>
            </text:list-item>
          </text:list>
        </text:list-item>
        <text:list-item>
          <text:p text:style-name="P14"><text:span text:style-name="T2">RedrawAfterUndoOrRedo</text:span><text:span text:style-name="T7">()</text:span> <text:span text:style-name="T18">triggers a redraw of the Viewport by the following actions:</text:span></text:p>
          <text:list>
            <text:list-item>
              <text:p text:style-name="P14"><text:span text:style-name="T18">call the PHA object's </text:span><text:span text:style-name="T2">GetFullRedrawData</text:span><text:span text:style-name="T7">()</text:span><text:span text:style-name="T18"> method to get data needed to redraw.</text:span></text:p>
            </text:list-item>
            <text:list-item>
              <text:p text:style-name="P14"><text:span text:style-name="T18">send the redraw data to the Control Frame by sending a </text:span><text:span text:style-name="T12">NO_ShowViewport</text:span><text:span text:style-name="T18"> request on the appropriate socket. (The socket's identity is provided in the undo record.)</text:span></text:p>
            </text:list-item>
          </text:list>
        </text:list-item>
        <text:list-item>
          <text:p text:style-name="P15"><text:span text:style-name="T19">The Control Frame receives the </text:span><text:span text:style-name="T13">NO_ShowViewport</text:span><text:span text:style-name="T19"> request in its procedure </text:span><text:span text:style-name="T2">HandleIncomingMessageToControlFrame</text:span><text:span text:style-name="T8">()</text:span><text:span text:style-name="T19">. This launches its procedure </text:span><text:span text:style-name="T2">SwitchToViewport</text:span><text:span text:style-name="T8">()</text:span><text:span text:style-name="T19">.</text:span></text:p>
        </text:list-item>
        <text:list-item>
          <text:p text:style-name="P20"><text:span text:style-name="T2">SwitchToViewport</text:span><text:span text:style-name="T8">()</text:span><text:span text:style-name="T21"> does a full redraw of the related Viewport.</text:span></text:p>
        </text:list-item>
        <text:list-item>
          <text:p text:style-name="P21"><text:span text:style-name="T2">SwitchToViewport</text:span><text:span text:style-name="T8">()</text:span><text:span text:style-name="T21"> does </text:span><text:span text:style-name="T22">a refresh of the GUI elements such as menu texts and control panel by calling </text:span><text:span text:style-name="T9">RefreshGUIAfterDataChange</text:span><text:span text:style-name="T10">()</text:span><text:span text:style-name="T22">.</text:span></text:p>
        </text:list-item>
        <text:list-item>
          <text:p text:style-name="P22"><text:span text:style-name="T22"/></text:p>
        </text:list-item>
      </text:list>
      <text:p text:style-name="P8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"/>
    <style:font-face style:name="Liberation Mono" svg:font-family="'Liberation Mono'" style:font-family-generic="modern" style:font-pitch="fixed"/>
    <style:font-face style:name="MingLiU" svg:font-family="MingLiU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UMing TW" style:font-size-asian="10.5pt" style:language-asian="zh" style:country-asian="HK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GB" style:letter-kerning="true" style:font-name-asian="AR PL UMing TW" style:font-size-asian="10.5pt" style:language-asian="zh" style:country-asian="HK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TW" style:font-family-asian="'AR PL UMing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MingLiU" style:font-family-asian="MingLiU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Clarke</meta:initial-creator>
    <meta:creation-date>2014-08-31T11:09:21</meta:creation-date>
    <dc:date>2019-08-23T18:08:25.695681044</dc:date>
    <meta:editing-duration>P2DT8H22M57S</meta:editing-duration>
    <meta:editing-cycles>101</meta:editing-cycles>
    <meta:generator>LibreOffice/5.4.2.2$MacOSX_X86_64 LibreOffice_project/22b09f6418e8c2d508a9eaf86b2399209b0990f4</meta:generator>
    <meta:document-statistic meta:table-count="0" meta:image-count="0" meta:object-count="0" meta:page-count="1" meta:paragraph-count="22" meta:word-count="281" meta:character-count="1830" meta:non-whitespace-character-count="1585"/>
  </office:meta>
</office:document-meta>
</file>